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list-style-name="L1">
      <style:paragraph-properties fo:line-height="150%"/>
      <style:text-properties officeooo:rsid="00042c2e" officeooo:paragraph-rsid="0004db4c"/>
    </style:style>
    <style:style style:name="P2" style:family="paragraph" style:parent-style-name="Standard" style:list-style-name="L1">
      <style:paragraph-properties fo:line-height="150%"/>
      <style:text-properties officeooo:rsid="0004db4c" officeooo:paragraph-rsid="0004db4c"/>
    </style:style>
    <style:style style:name="P3" style:family="paragraph" style:parent-style-name="Standard">
      <style:paragraph-properties fo:line-height="150%"/>
      <style:text-properties officeooo:rsid="0004db4c" officeooo:paragraph-rsid="0004db4c"/>
    </style:style>
    <style:style style:name="P4" style:family="paragraph" style:parent-style-name="Standard">
      <style:paragraph-properties fo:line-height="150%"/>
      <style:text-properties officeooo:rsid="00079cd5" officeooo:paragraph-rsid="00079cd5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7e3" officeooo:paragraph-rsid="0006b7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4db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arn Jinja</text:p>
      <text:p text:style-name="P4"/>
      <text:list xml:id="list857207547" text:style-name="L1">
        <text:list-header>
          <text:p text:style-name="P1"/>
          <text:p text:style-name="P1"/>
          <text:p text:style-name="P1"/>
        </text:list-header>
        <text:list-item>
          <text:p text:style-name="P1"><text:span text:style-name="T1">Prepare database</text:span></text:p>
        </text:list-item>
        <text:list-item>
          <text:p text:style-name="P1">Show all</text:p>
        </text:list-item>
        <text:list-item>
          <text:p text:style-name="P2">Add</text:p>
        </text:list-item>
        <text:list-item>
          <text:p text:style-name="P2">update</text:p>
        </text:list-item>
        <text:list-item>
          <text:p text:style-name="P2">delete</text:p>
        </text:list-item>
      </text:list>
      <text:p text:style-name="P3"/>
      <text:p text:style-name="P3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Completion</text:p>
          </table:table-cell>
          <table:table-cell table:style-name="Table1.A1" office:value-type="string">
            <text:p text:style-name="P6">Hour</text:p>
          </table:table-cell>
          <table:table-cell table:style-name="Table1.E1" office:value-type="string">
            <text:p text:style-name="P6">commen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0:41:56.888380840</meta:creation-date>
    <dc:date>2022-12-06T18:26:35.706970918</dc:date>
    <meta:editing-duration>PT1H3M48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11" meta:word-count="19" meta:character-count="87" meta:non-whitespace-character-count="84"/>
  </office:meta>
</office:document-meta>
</file>